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rsid="000120e5" officeooo:paragraph-rsid="00185aff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5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065daa9" style:font-size-asian="11pt" style:font-size-complex="11pt"/>
    </style:style>
    <style:style style:name="P6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abe374" style:font-size-asian="11pt" style:font-size-complex="11pt"/>
    </style:style>
    <style:style style:name="P7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a8b9" officeooo:paragraph-rsid="0065daa9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2996d98" style:font-size-asian="11pt" style:font-size-complex="11pt"/>
    </style:style>
    <style:style style:name="P10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996d98" style:font-size-asian="11pt" style:font-size-complex="11pt"/>
    </style:style>
    <style:style style:name="P11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12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8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9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0" style:family="paragraph" style:parent-style-name="Footnote">
      <style:text-properties fo:language="en" fo:country="US" officeooo:rsid="00198fdb" officeooo:paragraph-rsid="0240b567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240b567" style:font-style-asian="italic" style:font-style-complex="italic"/>
    </style:style>
    <style:style style:name="T3" style:family="text">
      <style:text-properties fo:font-style="italic" officeooo:rsid="02925e50" style:font-style-asian="italic" style:font-style-complex="italic"/>
    </style:style>
    <style:style style:name="T4" style:family="text">
      <style:text-properties fo:font-style="italic" officeooo:rsid="000120e5" style:font-style-asian="italic" style:font-style-complex="italic"/>
    </style:style>
    <style:style style:name="T5" style:family="text">
      <style:text-properties fo:font-style="italic" officeooo:rsid="02996d98" style:font-style-asian="italic" style:font-style-complex="italic"/>
    </style:style>
    <style:style style:name="T6" style:family="text">
      <style:text-properties officeooo:rsid="000120e5"/>
    </style:style>
    <style:style style:name="T7" style:family="text">
      <style:text-properties officeooo:rsid="00019284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056c95" style:font-style-asian="normal" style:font-style-complex="normal"/>
    </style:style>
    <style:style style:name="T10" style:family="text">
      <style:text-properties fo:font-style="normal" officeooo:rsid="01a5cff9" style:font-style-asian="normal" style:font-style-complex="normal"/>
    </style:style>
    <style:style style:name="T11" style:family="text">
      <style:text-properties fo:font-style="normal" officeooo:rsid="0210d5d7" style:font-style-asian="normal" style:font-style-complex="normal"/>
    </style:style>
    <style:style style:name="T12" style:family="text">
      <style:text-properties fo:font-style="normal" officeooo:rsid="0249ce90" style:font-style-asian="normal" style:font-style-complex="normal"/>
    </style:style>
    <style:style style:name="T13" style:family="text">
      <style:text-properties fo:font-style="normal" officeooo:rsid="02719ddc" style:font-style-asian="normal" style:font-style-complex="normal"/>
    </style:style>
    <style:style style:name="T14" style:family="text">
      <style:text-properties fo:font-style="normal" officeooo:rsid="02925e50" style:font-style-asian="normal" style:font-style-complex="normal"/>
    </style:style>
    <style:style style:name="T15" style:family="text">
      <style:text-properties fo:font-style="normal" officeooo:rsid="029a2f77" style:font-style-asian="normal" style:font-style-complex="normal"/>
    </style:style>
    <style:style style:name="T16" style:family="text">
      <style:text-properties fo:font-style="normal" officeooo:rsid="029b4360" style:font-style-asian="normal" style:font-style-complex="normal"/>
    </style:style>
    <style:style style:name="T17" style:family="text">
      <style:text-properties fo:font-style="normal" officeooo:rsid="029c3f59" style:font-style-asian="normal" style:font-style-complex="normal"/>
    </style:style>
    <style:style style:name="T18" style:family="text">
      <style:text-properties fo:font-style="normal" officeooo:rsid="029e16a2" style:font-style-asian="normal" style:font-style-complex="normal"/>
    </style:style>
    <style:style style:name="T19" style:family="text">
      <style:text-properties fo:font-style="normal" officeooo:rsid="029e2fe7" style:font-style-asian="normal" style:font-style-complex="normal"/>
    </style:style>
    <style:style style:name="T20" style:family="text">
      <style:text-properties fo:font-style="normal" officeooo:rsid="029f3c8c" style:font-style-asian="normal" style:font-style-complex="normal"/>
    </style:style>
    <style:style style:name="T21" style:family="text">
      <style:text-properties fo:font-style="normal" officeooo:rsid="02a12295" style:font-style-asian="normal" style:font-style-complex="normal"/>
    </style:style>
    <style:style style:name="T22" style:family="text">
      <style:text-properties fo:font-style="normal" officeooo:rsid="02a30680" style:font-style-asian="normal" style:font-style-complex="normal"/>
    </style:style>
    <style:style style:name="T23" style:family="text">
      <style:text-properties fo:font-style="normal" officeooo:rsid="02a41e7f" style:font-style-asian="normal" style:font-style-complex="normal"/>
    </style:style>
    <style:style style:name="T24" style:family="text">
      <style:text-properties fo:font-style="normal" officeooo:rsid="02a492ce" style:font-style-asian="normal" style:font-style-complex="normal"/>
    </style:style>
    <style:style style:name="T25" style:family="text">
      <style:text-properties fo:font-style="normal" officeooo:rsid="02a66576" style:font-style-asian="normal" style:font-style-complex="normal"/>
    </style:style>
    <style:style style:name="T26" style:family="text">
      <style:text-properties fo:font-style="normal" officeooo:rsid="02a73add" style:font-style-asian="normal" style:font-style-complex="normal"/>
    </style:style>
    <style:style style:name="T27" style:family="text">
      <style:text-properties fo:font-style="normal" officeooo:rsid="02a814d8" style:font-style-asian="normal" style:font-style-complex="normal"/>
    </style:style>
    <style:style style:name="T28" style:family="text">
      <style:text-properties fo:font-style="normal" officeooo:rsid="01c668f6" style:font-style-asian="normal" style:font-style-complex="normal"/>
    </style:style>
    <style:style style:name="T29" style:family="text">
      <style:text-properties fo:font-style="normal" officeooo:rsid="02a9567d" style:font-style-asian="normal" style:font-style-complex="normal"/>
    </style:style>
    <style:style style:name="T30" style:family="text">
      <style:text-properties fo:font-style="normal" officeooo:rsid="02aa67ba" style:font-style-asian="normal" style:font-style-complex="normal"/>
    </style:style>
    <style:style style:name="T31" style:family="text">
      <style:text-properties fo:font-style="normal" officeooo:rsid="02ab945c" style:font-style-asian="normal" style:font-style-complex="normal"/>
    </style:style>
    <style:style style:name="T32" style:family="text">
      <style:text-properties fo:font-style="normal" officeooo:rsid="02abe374" style:font-style-asian="normal" style:font-style-complex="normal"/>
    </style:style>
    <style:style style:name="T33" style:family="text">
      <style:text-properties fo:font-style="normal" officeooo:rsid="02adc11a" style:font-style-asian="normal" style:font-style-complex="normal"/>
    </style:style>
    <style:style style:name="T34" style:family="text">
      <style:text-properties fo:font-style="normal" officeooo:rsid="02af40ca" style:font-style-asian="normal" style:font-style-complex="normal"/>
    </style:style>
    <style:style style:name="T35" style:family="text">
      <style:text-properties fo:font-style="normal" officeooo:rsid="02afc42b" style:font-style-asian="normal" style:font-style-complex="normal"/>
    </style:style>
    <style:style style:name="T36" style:family="text">
      <style:text-properties fo:font-style="normal" officeooo:rsid="02b0c961" style:font-style-asian="normal" style:font-style-complex="normal"/>
    </style:style>
    <style:style style:name="T37" style:family="text">
      <style:text-properties fo:font-style="normal" officeooo:rsid="02b21eb6" style:font-style-asian="normal" style:font-style-complex="normal"/>
    </style:style>
    <style:style style:name="T38" style:family="text">
      <style:text-properties fo:font-style="normal" officeooo:rsid="02b27fed" style:font-style-asian="normal" style:font-style-complex="normal"/>
    </style:style>
    <style:style style:name="T39" style:family="text">
      <style:text-properties fo:font-style="normal" officeooo:rsid="02b35933" style:font-style-asian="normal" style:font-style-complex="normal"/>
    </style:style>
    <style:style style:name="T40" style:family="text">
      <style:text-properties fo:font-style="normal" officeooo:rsid="02b43218" style:font-style-asian="normal" style:font-style-complex="normal"/>
    </style:style>
    <style:style style:name="T41" style:family="text">
      <style:text-properties fo:font-style="normal" officeooo:rsid="02b58358" style:font-style-asian="normal" style:font-style-complex="normal"/>
    </style:style>
    <style:style style:name="T42" style:family="text">
      <style:text-properties fo:font-style="normal" officeooo:rsid="02b5fbe7" style:font-style-asian="normal" style:font-style-complex="normal"/>
    </style:style>
    <style:style style:name="T43" style:family="text">
      <style:text-properties fo:font-style="normal" officeooo:rsid="02b7bc9c" style:font-style-asian="normal" style:font-style-complex="normal"/>
    </style:style>
    <style:style style:name="T44" style:family="text">
      <style:text-properties fo:font-style="normal" officeooo:rsid="02b8a1e0" style:font-style-asian="normal" style:font-style-complex="normal"/>
    </style:style>
    <style:style style:name="T45" style:family="text">
      <style:text-properties fo:font-style="normal" officeooo:rsid="02ba8b4a" style:font-style-asian="normal" style:font-style-complex="normal"/>
    </style:style>
    <style:style style:name="T46" style:family="text">
      <style:text-properties fo:font-style="normal" officeooo:rsid="02bc03d5" style:font-style-asian="normal" style:font-style-complex="normal"/>
    </style:style>
    <style:style style:name="T47" style:family="text">
      <style:text-properties fo:font-style="normal" officeooo:rsid="02bc283e" style:font-style-asian="normal" style:font-style-complex="normal"/>
    </style:style>
    <style:style style:name="T48" style:family="text">
      <style:text-properties fo:font-style="normal" officeooo:rsid="02bc8e4e" style:font-style-asian="normal" style:font-style-complex="normal"/>
    </style:style>
    <style:style style:name="T49" style:family="text">
      <style:text-properties officeooo:rsid="000a14f6"/>
    </style:style>
    <style:style style:name="T50" style:family="text">
      <style:text-properties officeooo:rsid="005714b7"/>
    </style:style>
    <style:style style:name="T51" style:family="text">
      <style:text-properties officeooo:rsid="00880dbe"/>
    </style:style>
    <style:style style:name="T52" style:family="text">
      <style:text-properties officeooo:rsid="007c6d62"/>
    </style:style>
    <style:style style:name="T53" style:family="text">
      <style:text-properties officeooo:rsid="00836784"/>
    </style:style>
    <style:style style:name="T54" style:family="text">
      <style:text-properties officeooo:rsid="01e21ff5"/>
    </style:style>
    <style:style style:name="T55" style:family="text">
      <style:text-properties officeooo:rsid="0233449b"/>
    </style:style>
    <style:style style:name="T56" style:family="text">
      <style:text-properties officeooo:rsid="02317916"/>
    </style:style>
    <style:style style:name="T57" style:family="text">
      <style:text-properties officeooo:rsid="023d18e5"/>
    </style:style>
    <style:style style:name="T58" style:family="text">
      <style:text-properties officeooo:rsid="024f9d17"/>
    </style:style>
    <style:style style:name="T59" style:family="text">
      <style:text-properties officeooo:rsid="02867bcd"/>
    </style:style>
    <style:style style:name="T60" style:family="text">
      <style:text-properties officeooo:rsid="028c3f47"/>
    </style:style>
    <style:style style:name="T61" style:family="text">
      <style:text-properties officeooo:rsid="0063a409"/>
    </style:style>
    <style:style style:name="T62" style:family="text">
      <style:text-properties officeooo:rsid="02996d98"/>
    </style:style>
    <style:style style:name="T63" style:family="text">
      <style:text-properties officeooo:rsid="02a492c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7"><text:s text:c="4"/>Wolfgang Skala, 201<text:span text:style-name="T59">8</text:span></text:p>
      <text:p text:style-name="P17"/>
      <text:p text:style-name="P17"/>
      <text:p text:style-name="P15">© 201<text:span text:style-name="T59">8</text:span> by Wolfgang Skala. This edition is licensed under the Creative Commons Attribution<text:span text:style-name="T51">-NonCommercial-ShareAlike</text:span> 4.0 International License. To view a copy of this license, visit http://creativecommons.org/licenses/by<text:span text:style-name="T52">-nc-sa</text:span>/4.0/. </text:p>
      <text:p text:style-name="P14"/>
      <text:p text:style-name="P16">Music engraving by LilyPond 2.18.0 (http://www.lilypond.org).<text:span text:style-name="T50"><text:line-break/>Front matter</text:span> typeset with EB Garamond (http://www.georgduffner.at/ebgaramond).</text:p>
      <text:p text:style-name="P17"/>
      <text:p text:style-name="P13">First <text:span text:style-name="T54">version</text:span>, <text:span text:style-name="T63">February 2018</text:span></text:p>
      <text:p text:style-name="P19"/>
      <text:p text:style-name="P18">P R E F A C E <text:s text:c="2"/><text:span text:style-name="T1">&amp;</text:span> <text:s text:c="2"/>C R I T I C A L <text:s text:c="2"/>R E P O R T </text:p>
      <text:p text:style-name="P18"/>
      <text:p text:style-name="P1"/>
      <text:p text:style-name="P9">This edition <text:span text:style-name="T6">of the </text:span><text:span text:style-name="T4">M</text:span><text:span text:style-name="T5">agnificat</text:span><text:span text:style-name="T6"> </text:span>bases upon <text:span text:style-name="T61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10"><text:tab/>http://digital.slub-dresden.de/<text:span text:style-name="T62">id426043464</text:span> (siglum Mus.2973-D-<text:span text:style-name="T62">27</text:span>).</text:p>
      <text:p text:style-name="P11"/>
      <text:p text:style-name="P4">In general, this edition closely follows the autograph. Any changes <text:span text:style-name="T49">that were introduced </text:span>by the editor are indicated by italic type (dynamics and <text:span text:style-name="T7">directions</text:span>), parentheses<text:span text:style-name="T7"> (expressive marks)</text:span> or dashes (slurs and ties)<text:span text:style-name="T7">. Accidentals are used according to modern conventions. Asterisks denote changes that are clarified in the detailed remarks below.</text:span></text:p>
      <text:p text:style-name="P2"/>
      <text:p text:style-name="P3"/>
      <text:p text:style-name="P6"><text:span text:style-name="T1">Bar<text:tab/>Staff<text:tab/>Note</text:span><text:span text:style-name="T2"><text:line-break/></text:span><text:span text:style-name="T16">–<text:tab/>org</text:span><text:span text:style-name="T9"><text:note text:id="ftn1" text:note-class="footnote"><text:note-citation>1</text:note-citation><text:note-body><text:p text:style-name="P20">Abbreviations: A, alto; B, bass;<text:span text:style-name="T57"> cor, corno; Ms, manuscript; o</text:span>rg, basses and organ; <text:span text:style-name="T57">r, rest;</text:span> S, soprano; T<text:span text:style-name="T53">, </text:span>tenor; <text:span text:style-name="T60">vl</text:span>, violin; <text:span text:style-name="T57">vla</text:span>, viola<text:span text:style-name="T58">; vlne, violone</text:span>.</text:p></text:note-body></text:note></text:span><text:span text:style-name="T16"><text:tab/>Bass figures are missing in the Ms and were added by the editor.<text:line-break/></text:span><text:span text:style-name="T19">16<text:tab/>B<text:tab/>3rd quarter in Ms: g4<text:line-break/></text:span><text:span text:style-name="T25">25<text:tab/>vla<text:tab/>2nd quarter in Ms: fis′–fis′<text:line-break/></text:span><text:span text:style-name="T20">29<text:tab/>B<text:tab/>last quarter in Ms: c′8–c′8<text:line-break/></text:span><text:span text:style-name="T26">33<text:tab/>vla<text:tab/>2md quarter in Ms: fis′4<text:line-break/></text:span><text:span text:style-name="T18">34<text:tab/>A<text:tab/>st half of bar in Ms: b′2<text:line-break/></text:span><text:span text:style-name="T23">35<text:tab/>cor 1<text:tab/>2nd quarter in Ms: fis′4<text:line-break/></text:span><text:span text:style-name="T21">41<text:tab/>B<text:tab/>2nd half of bar in Ms: eis2<text:line-break/></text:span><text:span text:style-name="T17">49<text:tab/>S<text:tab/>4th quarter in Ms: as′8–g′6</text:span><text:span text:style-name="T22"><text:line-break/>64<text:tab/>vla<text:tab/>1st eighth in Ms: c′8</text:span><text:span text:style-name="T17"><text:line-break/></text:span><text:span text:style-name="T15">71</text:span><text:span text:style-name="T14"><text:tab/></text:span><text:span text:style-name="T15">org</text:span><text:span text:style-name="T14"><text:tab/></text:span><text:span text:style-name="T15">3rd quarter in Ms: d′8–c′8<text:line-break/>73<text:tab/>org<text:tab/>3rd quarter in Ms: bes8–a8</text:span><text:span text:style-name="T3"><text:line-break/></text:span><text:span text:style-name="T27"><text:line-break/>158<text:tab/>org<text:tab/>last quarter in Ms: c′4</text:span><text:span text:style-name="T29"><text:line-break/>172<text:tab/>org<text:tab/>1st</text:span><text:span text:style-name="T27"> quarter in Ms: </text:span><text:span text:style-name="T29">b</text:span><text:span text:style-name="T30">es</text:span><text:span text:style-name="T27">4</text:span><text:span text:style-name="T31"><text:line-break/><text:line-break/></text:span><text:span text:style-name="T33">188<text:tab/>org</text:span><text:span text:style-name="T39">, vla</text:span><text:span text:style-name="T33"><text:tab/>2nd quarter in Ms: f4<text:line-break/></text:span><text:span text:style-name="T34">199<text:tab/>vl 1<text:tab/>grace note missing in Ms<text:line-break/></text:span><text:span text:style-name="T37">217<text:tab/>vl 2<text:tab/>2nd/3rd quarter in Ms: a′2 (or bes′2)</text:span><text:span text:style-name="T38"><text:line-break/></text:span><text:span text:style-name="T40">227<text:tab/>org</text:span><text:span text:style-name="T41">, vla</text:span><text:span text:style-name="T40"><text:tab/>1st quarter in Ms: f4<text:line-break/></text:span><text:span text:style-name="T38">236<text:tab/>A<text:tab/>grace note missing in Ms</text:span><text:span text:style-name="T37"><text:line-break/></text:span><text:span text:style-name="T35">239<text:tab/>S<text:tab/>grace note missing in Ms<text:line-break/></text:span><text:span text:style-name="T32">245<text:tab/>T<text:tab/>bar in Ms: f′4–f′2<text:line-break/></text:span><text:span text:style-name="T31">250<text:tab/>A<text:tab/>bar in Ms: f′4–f′4–e′4</text:span><text:span text:style-name="T36"><text:line-break/>271<text:tab/>vl 1, 2<text:tab/>bar in Ms.: c′2.</text:span><text:span text:style-name="T42"><text:line-break/><text:line-break/></text:span><text:span text:style-name="T43">272<text:tab/>org</text:span><text:span text:style-name="T45">, vla</text:span><text:span text:style-name="T43"><text:tab/>It is unclear whether the lines in the Ms indicate tremolo repeats.<text:line-break/></text:span><text:span text:style-name="T42">299<text:tab/>S<text:tab/>2nd/3rd quarter in Ms: c″2</text:span><text:span text:style-name="T44"><text:line-break/></text:span><text:span text:style-name="T47">301<text:tab/>vl 2<text:tab/>3rd quarter in Ms: gis′4<text:line-break/></text:span><text:span text:style-name="T44">318<text:tab/>vl 1<text:tab/>1st to 3rd quarter in Ms: fis′2. with grace note g′4</text:span><text:span text:style-name="T46"><text:line-break/>343<text:tab/>vla<text:tab/>4th quarter in Ms: fis′4</text:span><text:span text:style-name="T48"><text:line-break/><text:line-break/>431<text:tab/>org<text:tab/>The first half of this bar appears twice in the Ms.</text:span><text:span text:style-name="T12"><text:line-break/></text:span><text:span text:style-name="T28"><text:line-break/></text:span><text:span text:style-name="T11"><text:line-break/></text:span><text:soft-page-break/><text:span text:style-name="T10"><text:line-break/></text:span><text:line-break/></text:p>
      <text:p text:style-name="P5"/>
      <text:p text:style-name="P7"/>
      <text:p text:style-name="P7"/>
      <text:p text:style-name="P8">This edition has been compiled and checked with utmost diligence. Nevertheless, errors and mistakes cannot be totally excluded. Please report any errors and mistakes to <text:span text:style-name="T56">wolfgang</text:span> (at) <text:span text:style-name="T55">esser-skala</text:span>.at<text:span text:style-name="T56"> or create an issue or pull request on the edition’s GitHub page (https://github.com/skafdasschaf/ galuppi-magnificat-BurG-II-61)</text:span>. Your help will be greatly appreciated.</text:p>
      <text:p text:style-name="P12"/>
      <text:p text:style-name="P12"/>
      <text:p text:style-name="P12"><text:span text:style-name="T8">Salzburg, </text:span><text:span text:style-name="T24">February</text:span><text:span text:style-name="T8"> 201</text:span><text:span text:style-name="T13">8</text:span><text:line-break/>Wolfgang Skal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02-05T21:08:36.437312262</dc:date>
    <dc:creator>Wolfgang Skala</dc:creator>
    <meta:editing-duration>P7DT13H5M37S</meta:editing-duration>
    <meta:editing-cycles>623</meta:editing-cycles>
    <meta:generator>LibreOffice/4.2.8.2$Linux_X86_64 LibreOffice_project/420m0$Build-2</meta:generator>
    <meta:document-statistic meta:table-count="0" meta:image-count="1" meta:object-count="0" meta:page-count="3" meta:paragraph-count="12" meta:word-count="493" meta:character-count="2831" meta:non-whitespace-character-count="2334"/>
  </office:meta>
</office:document-meta>
</file>